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style:tab-stops>
          <style:tab-stop style:position="3.5in"/>
        </style:tab-stops>
      </style:paragraph-properties>
      <style:text-properties fo:font-style="normal" style:font-style-asian="normal" style:font-style-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Preformatted_20_Text">
      <style:text-properties fo:font-style="normal" fo:font-weight="normal" style:font-style-asian="normal" style:font-weight-asian="normal" style:font-style-complex="normal" style:font-weight-complex="normal"/>
    </style:style>
    <style:style style:name="P8" style:family="paragraph" style:parent-style-name="Standard" style:list-style-name="L1"/>
    <style:style style:name="P9" style:family="paragraph" style:parent-style-name="Standard" style:list-style-name="L2"/>
    <style:style style:name="P10" style:family="paragraph" style:parent-style-name="Preformatted_20_Text">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text:p text:style-name="Standard"/>
      <text:p text:style-name="Standard"/>
      <text:p text:style-name="Standard"/>
      <text:p text:style-name="Standard"/>
      <text:p text:style-name="Standard"/>
      <text:p text:style-name="Standard"/>
      <text:p text:style-name="Standard"><text:soft-page-break/><text:span text:style-name="T1">October 21-28</text:span>: Sourced errors from last week and determined them all to be from lack of hardware. Emailed Francisco and asked him for more information about the denso_ros distro and informed me it is still rather experimental and constantly changing. Also updated the hydro-devel branch with newest information and dependencies. Amongst the changes is a simulation of the robot with a 'fake' HIL controller and enough information for me to probably make one of the ABB when time comes. Cloned all necessary items and openrave_catkin has openrave dependencies that it cannot resolve as it “Cannot locate rosdep definition for [openrave]”. I believe this is due to:</text:p>
      <text:list xml:id="list1259145885" text:style-name="L1">
        <text:list-item>
          <text:p text:style-name="P8">openrave is a package not in instructions to clone.</text:p>
        </text:list-item>
        <text:list-item>
          <text:p text:style-name="P8">When cloning openrave from git source, new error arising from OpenRAVE capitalization and lack of rosdep tag. Probably need to instead install the openrave ros node specifically. </text:p>
        </text:list-item>
      </text:list>
      <text:p text:style-name="Standard">If installed, rosdep should install the openrave and close the openrave_catkin issues given that openrave_catkin calls openrave node correctly. </text:p>
      <text:p text:style-name="Standard"/>
      <text:p text:style-name="Standard">Some doubt exists since rosdep didn't immediately install openrave node when the &lt;depend_run &lt;openrave&gt; <text:s/>depend_run/&gt; was called in the xml file. Tried to install the OpenRAVE ros node and “sudo apt-get build-dep openrave” throws error “picking openrave0.8-dp as source package instead of openrave” then “unable to find a source package for openrave0.8-dp”, went on with the build to see what happens. Build has an unclear error. </text:p>
      <text:p text:style-name="Standard"/>
      <text:p text:style-name="Standard">Work progresses on this topic. Need to resolve openrave_catkin issues before being about to work on the HIL simulator. FIX: remove openrave dependency from openrave_catkin package.xml file and manually install to satisfy dependency. </text:p>
      <text:p text:style-name="Standard"/>
      <text:p text:style-name="Standard">The issue described in 2) of capitalization and naming convention may need to be more seriously addressed. In attempting to download openrave via stock instructions I get a gnutls_handshake() error due to issues in communicating to the ppa. No openrave files show up in my directory. FIX: handshake() due to sudo apt-get update steps. Fixed by going into the source.list.d and removing redundent or incorrect files from other attempts. </text:p>
      <text:p text:style-name="Standard"/>
      <text:p text:style-name="Standard"><text:span text:style-name="T1">Things I did not complete:</text:span> Getting the simulation running with the provided install instructions. Working on issues and once resolved will inform Francisco to update readme.md. </text:p>
      <text:p text:style-name="Standard"/>
      <text:p text:style-name="Standard"><text:span text:style-name="T1">Questions</text:span>: How to install openrave (as node, stand alone etc) and how to get openrave_catkin to understand. </text:p>
      <text:p text:style-name="Standard"/>
      <text:p text:style-name="Standard"><text:span text:style-name="T1">Deliverables</text:span>: Continue work and get fake HIL controller functioning for this following week. Will be at a conference, so may be limited in scop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October 28 – November 4:</text:span> Openrave0.8 version install successful- issues were that the source files were not stored. Terminal calls to Openrave work, but there aren't any local files to tell me it worked. When attempted to compile workspace errors arose. After a couple of emails from Francisco, it's clear that Openrave0.9 is required over 0.8. I want to start with a clean workspace from all the issues I had this last week so I am deleting the robot_ws and replacing it with a newly made catkin_ws in compilance with Francisco's new install instructions after I install all catkin_ws files to make sure I don't delete unique work. </text:p>
      <text:p text:style-name="Standard"/>
      <text:p text:style-name="Standard">I asked Kaz for a desk and he let me squat in a desk at CSL north where I have a workstation with my monitors and sufficient room to work without having to go off-campus home to work. Due to the conference and lack of time at it, I'm still working on getting the workspace functional. </text:p>
      <text:p text:style-name="Standard"/>
      <text:p text:style-name="Standard"/>
      <text:p text:style-name="Standard">Documenting specific actions NOT in stock installation instructions from rev 1 for catkin_ws:</text:p>
      <text:list xml:id="list1466575947" text:style-name="L2">
        <text:list-item>
          <text:p text:style-name="P9">In catkin_ws/package.xml remove the 2 lines with 'openrave' as a dependency to allow rosdep to work. Manually install. </text:p>
        </text:list-item>
        <text:list-item>
          <text:p text:style-name="P9">Installed openrave (current version from git, 0.9? not specified), with instructions in my ros-devel git repo as 'OpenRAVE current install instructions (0.9)' before compiling workspace with catkin_make.</text:p>
          <text:list>
            <text:list-item>
              <text:p text:style-name="P9">In this, since libassimp3.0-r1264-dev is gone, errors will be thrown many of the openrave installs for python. Just do each individually and ignore the errors if deriving from libassimp3.0. I periodically deleted it between installs since sometimes it come automatically back as a depend. </text:p>
            </text:list-item>
            <text:list-item>
              <text:p text:style-name="P9">To check install, run command “openrave” if a white window with some sliders open, you're golden.</text:p>
            </text:list-item>
          </text:list>
        </text:list-item>
      </text:list>
      <text:p text:style-name="Standard"/>
      <text:p text:style-name="Standard">Trying the openrav.py –example hanoi proves proper install (although linux complained sometimes saying it didn't work with the libassimp3.0 garbage. </text:p>
      <text:p text:style-name="Standard"/>
      <text:p text:style-name="Standard">Issues in catkin_make the workspace continue. The error from when I was running Openrave0.8 was with KinBody. Now with Openrave0.9 with the master branch- it is with RegisterBodyCallback. I tried <text:s/>with the latest_stable 0.9 branch over the master, found issues with CollisionReport class not having member numCols when simply 'make' it, unrelated to catkin_make, reverting back to the master branch to ask Francisco about both these results. </text:p>
      <text:p text:style-name="Standard"/>
      <text:p text:style-name="Standard">Update: Francisco recommends removing or_rviz and changing “Rviz” to “QTCoin” for the visualizer which is (??) stock? With openrave. When I removed or_rviz from the workspace it compiled! (small victories) and the simulator commands do not throw errors but still decripting. Need to figure out how to replace the QTCoin marks and get the simulator to work. </text:p>
      <text:p text:style-name="Standard"/>
      <text:p text:style-name="Standard"><text:span text:style-name="T1">Things I did not complete:</text:span> Resolving callback issues to get the workspace to compile </text:p>
      <text:p text:style-name="Standard"/>
      <text:p text:style-name="Standard"><text:span text:style-name="T1">Questions</text:span>: Resolving the RegisterBodyCallback issues. Also What's QTCoin and do I have it? </text:p>
      <text:p text:style-name="Standard"/>
      <text:p text:style-name="Standard"><text:span text:style-name="T1">Deliverables</text:span>: Get the Singapore system up and running locally, figure out QTCoin and simulator with missing or_rviz</text:p>
      <text:p text:style-name="Standard"><text:soft-page-break/><text:span text:style-name="T1">November 4 – November 11</text:span>: Week prior and this one blend together for work and progress, wasn't super awesome about differentiating- sorry. Something importantish to note is that the ipython call enables direct 'run' of python scripts in the terminal without the chmod +x normally required. </text:p>
      <text:p text:style-name="Standard"/>
      <text:p text:style-name="Standard">Given the test python script with some modifications for QTCoin running simulator getting errors: </text:p>
      <text:p text:style-name="Standard"/>
      <text:p text:style-name="P1">TypeError: ufunc 'divide' output (typecode 'O') could not be coerced to provided output parameter (typecode 'd') according to the casting rule ''same_kind'' </text:p>
      <text:p text:style-name="P1"><text:s/></text:p>
      <text:p text:style-name="P2">on top of issues with the inventor files for first line after operation: </text:p>
      <text:p text:style-name="P2"/>
      <text:p text:style-name="P1">Coin read error: Not a valid Inventor file. </text:p>
      <text:p text:style-name="P1"><text:tab/>Occurred at line <text:s text:c="2"/>1 in /home/macenski/catkin_ws/devel/share/openrave-0.8/data/robots/../robots/meshes/ati_gamma/denso_gamma.stl</text:p>
      <text:p text:style-name="Standard"/>
      <text:p text:style-name="P2">Which is interesting since on last boot my issues were with Inventor files and pointing at the folder with the .stl and .dae files for the robot and gripper. All STL files but the handle.stl throw this issues and for some reason the robotiq_gripper throws it twice identically. The first error is relatively easy to fix if I can find where it's coming from as it is just a data type issue- but most likely is a derivative of the stl read errors since it's trying to divide by 0. This issue is independent of qt/wx GUI call. </text:p>
      <text:p text:style-name="P2"/>
      <text:p text:style-name="P3">Found the error for the divide in ikfast.py when <text:span text:style-name="T2">axisangle /= angle. </text:span>Won't mess <text:s/>with it until I fix the stla_read issues. </text:p>
      <text:p text:style-name="P3"/>
      <text:p text:style-name="P3">After playing with the stl files for a couple hours and reading up on the dae files I've decided to email Francisco and see if he has some ideas given he asked me to delete Rviz- though seems unrelated at the moment since the setviewer set call is after the issue so it is never evaluated. </text:p>
      <text:p text:style-name="P2"/>
      <text:p text:style-name="Standard"><text:span text:style-name="T1">Things I did not complete:</text:span> Getting the software up and running. </text:p>
      <text:p text:style-name="Standard"/>
      <text:p text:style-name="Standard"><text:span text:style-name="T1">Questions</text:span>: <text:s/>What's up with the inventor files? Maybe ask Kazuaki since he's played with openrave which he <text:span text:style-name="T2">must </text:span><text:span text:style-name="T3">have done something with stla_read. </text:span></text:p>
      <text:p text:style-name="Standard"/>
      <text:p text:style-name="P2"><text:span text:style-name="T1">Deliverables</text:span>: Keep working. Goal is to finish by the end of next week Nov. 14.</text:p>
      <text:p text:style-name="P2"/>
      <text:p text:style-name="P2"/>
      <text:p text:style-name="P2"/>
      <text:p text:style-name="P2"/>
      <text:p text:style-name="P2"/>
      <text:p text:style-name="P4">November 11 – November 27: <text:span text:style-name="T4">Busy with school work and exams. No progress made. </text:span></text:p>
      <text:p text:style-name="P5"/>
      <text:p text:style-name="P5"/>
      <text:p text:style-name="P5"/>
      <text:p text:style-name="P5"/>
      <text:p text:style-name="P5"/>
      <text:p text:style-name="P5"/>
      <text:p text:style-name="P5"/>
      <text:p text:style-name="P4"><text:soft-page-break/>November 25 – December 2: <text:span text:style-name="T4">Following instruction from Francisco, tried installing openrave before ROS after uninstalling both completely. Found it easier to just make a new VM with the Ubuntu ISOs so this is the start of Ubuntu 12.04 (hydro new) VM on my system. </text:span></text:p>
      <text:p text:style-name="P5">Openrave installed without issue. Hanoi example ran, slowly, but ran. </text:p>
      <text:p text:style-name="P5">ROS was installed up to instruction to get python libraries. Francisco asked to have me send any issues and deviations from his wiki instructions so I'm pausing until he can address the specific issues I am having. Numpy and sklearn are unable to install due to the new method:</text:p>
      <text:p text:style-name="P7">$ pip install --upgrade --user numpy==1.9.2</text:p>
      <text:p text:style-name="P5">Probably from permissions 'sudo' issues. It doesn't like having 1.6.1 numpy around and upgrade of any form doesnt work at the moment. </text:p>
      <text:p text:style-name="P7"/>
      <text:p text:style-name="P6">Errors were sent to Francisco to determine what in his instructions must be changed. </text:p>
      <text:p text:style-name="P6"/>
      <text:p text:style-name="P5">Successfully installed cumpy-stl and optirx. Control gave me issues as well with: </text:p>
      <text:p text:style-name="P7">$ pip install --user control.</text:p>
      <text:p text:style-name="P7"/>
      <text:p text:style-name="Standard"><text:span text:style-name="T6">So I updated Distribute as the issue said:</text:span><text:span text:style-name="T4"> </text:span></text:p>
      <text:p text:style-name="P7">sudo easy_install -U distribute</text:p>
      <text:p text:style-name="P7"/>
      <text:p text:style-name="Standard"><text:span text:style-name="T6">Gave issue with Freetype so I:</text:span><text:span text:style-name="T4"> </text:span></text:p>
      <text:p text:style-name="P7">sudo apt-get install libfreetype6-dev</text:p>
      <text:p text:style-name="P7"/>
      <text:p text:style-name="Standard"><text:span text:style-name="T5">ran and worked!</text:span><text:span text:style-name="T4"> (?)</text:span></text:p>
      <text:p text:style-name="Standard"><text:span text:style-name="T4"/></text:p>
      <text:p text:style-name="Standard"><text:span text:style-name="T4">Moving forward after downloading the libraries (permission issues). No problem with rosdep steps. Compiling works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7:49:48</meta:creation-date>
    <dc:date>2015-11-29T15:23:19</dc:date>
    <meta:editing-duration>PT5H55M53S</meta:editing-duration>
    <meta:editing-cycles>43</meta:editing-cycles>
    <meta:generator>LibreOffice/3.5$Linux_X86_64 LibreOffice_project/350m1$Build-2</meta:generator>
    <meta:document-statistic meta:table-count="0" meta:image-count="0" meta:object-count="0" meta:page-count="5" meta:paragraph-count="63" meta:word-count="1793" meta:character-count="11390" meta:non-whitespace-character-count="9603"/>
  </office:meta>
</office:document-meta>
</file>